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text-properties style:font-name="Ubuntu" style:font-name-asian="Ubuntu" style:font-name-complex="Ubuntu"/>
    </style:style>
    <style:style style:name="P2" style:family="paragraph" style:parent-style-name="Standard_20_gauche">
      <style:text-properties style:font-name="Ubuntu" style:font-name-asian="Ubuntu" style:font-name-complex="Ubuntu"/>
    </style:style>
    <style:style style:name="T1" style:family="text">
      <style:text-properties style:font-name="Ubuntu" style:font-name-asian="Ubuntu" style:font-name-complex="Ubuntu"/>
    </style:style>
    <style:style style:name="T2" style:family="text">
      <style:text-properties style:font-name="Symbol" style:font-name-asian="Ubuntu" style:font-name-complex="Ubunt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Pour. On pourrait s'arrêter là. On pourrait s'accorder une erreur de pronom personnel. Rien de personnel. Pourtant si ! Je m'autorise une erreur qui porte du sens comme on porte un fardeau. Phare d'eau douce. Mer intérieure. Le monde est un grand lac. Entre l'Himalaya du cosmos et les Andes lactées. Le dernier navire orbital s'échoue à la casse au même moment où se déverse aux archives définitives – quelle illusion en définitive – le dernier <text:a xlink:type="simple" xlink:href="http://fr.wikipedia.org/wiki/Intel_80486" office:name="article fr.wikipedia">486</text:a>. Avant fossilisation. Information enfin un tant soit peu stable, un état momentanément pérenne. Les illusions donnent l'illusion de la permanence. Une illusion tenace.</text:p>
      <text:p text:style-name="Standard_20_gauche">Pour. Non. Non, on ne va pas quand même. Quand même ! Dis, t'en as ? Quoi donc ? Du court terme ? T'as Internet là ?</text:p>
      <text:p text:style-name="Standard_20_gauche">[image]</text:p>
      <text:p text:style-name="Standard_20_gauche">Non, on ne va pas. Je ne veux pas. Je ne pense pas. Donc je twitt<text:span text:style-name="T2">ä</text:span><text:span text:style-name="T1">. J'oublie, passé le styx de l'information, ma mémoire s'évapore, s'affine, s'élime, s'effleure, se déchire, poussière. Non. Surtout pas. Ne pas. Tu n'y penses pas. Je ne pense pas. Je suis l'évolution du cours de l'option sur une promesse de vie nue. La vie nue ? Surtout pas. Vite, une marée noire, un sondage, un jeuzolinpik, une banane glissante, on parie, un CDS qu'il va mettre le pied dessus, j'te paie une prime, combien, j'te paie une prime et s'il se casse la pipe, combien, tu me rembourses ce qu'il devait aux impôts, combien, ok, combien. Plus trois point. Banane, pied, glissade, crâne fendu, la vie nue coule à grands flots, combien. Il faut bien vivre. Imaginer l'avenir. À court terme. Prendre des risques, le regarder mourir. Je peux pas te rembourser sa dette, combien, comment mais comment d'abord j'ai déjà tout vendu, prends ton levier et tes claques et... en route vers d'autres aventures.</text:span></text:p>
      <text:p text:style-name="P1"/>
      <text:p text:style-name="P1">Pour moi. Et après moi, quoi après moi, quoi ? Le déluge, l'abîme, la chute, la fin de tout. Alors faut que je me dépêche. Hé, dis, on parie, combien, des CDS, combien, on parie, le déluge, l'abîme, la chute c'est pour tout bientôt on parie, ok, combien, si je parie la chute, l'abîme, le déluge il se ramène plus vite encore, tu crois, combien, on parie que si on parie des CDS ? Pour moimoimoi! Là, tout de suite. On n'parie plus. La bourse et puis c'est tout, couic, fini, j'suis pressé ça sent le sapin, tous des rats, tant pis pour toi.</text:p>
      <text:p text:style-name="P1"/>
      <text:p text:style-name="P1">[image]</text:p>
      <text:p text:style-name="P1"/>
      <text:p text:style-name="P1">Pour moi. Pour toi. Chacun pour soi. Et puis pour personne.</text:p>
      <text:p text:style-name="P1"/>
      <text:p text:style-name="P1">Parce que nous ne sommes personne. </text:p>
      <text:p text:style-name="P1"/>
      <text:p text:style-name="P1"/>
      <text:p text:style-name="Standard_20_gauche"><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 053 : Nous Extended<text:tab/><text:tab/><text:date style:data-style-name="N108" text:date-value="2012-04-23T18:42:14" text:fixed="true">lundi 23 avril 2012</text:date></text:p>
      </style:header>
      <style:footer>
        <text:p text:style-name="Footer"><text:initial-creator>Igor Milhit</text:initial-creato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8:42:16</meta:creation-date>
    <dc:title>blogiGor 053 : Nous Extended</dc:title>
    <meta:editing-duration>PT3H15M16S</meta:editing-duration>
    <meta:editing-cycles>8</meta:editing-cycles>
    <meta:generator>LibreOffice/3.5$Linux_x86 LibreOffice_project/350m1$Build-202</meta:generator>
    <meta:keyword>blogiGor</meta:keyword>
    <meta:initial-creator>Igor Milhit</meta:initial-creator>
    <dc:subject>nous</dc:subject>
    <dc:date>2012-04-28T20:43:20</dc:date>
    <dc:creator>Igor Milhit</dc:creator>
    <meta:document-statistic meta:table-count="0" meta:image-count="0" meta:object-count="0" meta:page-count="1" meta:paragraph-count="11" meta:word-count="432" meta:character-count="2425" meta:non-whitespace-character-count="1998"/>
    <meta:user-defined meta:name="Info 1"/>
    <meta:user-defined meta:name="Info 2"/>
    <meta:user-defined meta:name="Info 3"/>
    <meta:user-defined meta:name="Info 4"/>
  </office:meta>
</office:document-meta>
</file>